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1.89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144.45pt"/>
    </style:style>
    <style:style style:name="co4" style:family="table-column">
      <style:table-column-properties fo:break-before="auto" style:column-width="96.86pt"/>
    </style:style>
    <style:style style:name="co5" style:family="table-column">
      <style:table-column-properties fo:break-before="auto" style:column-width="105.56pt"/>
    </style:style>
    <style:style style:name="co6" style:family="table-column">
      <style:table-column-properties fo:break-before="auto" style:column-width="296.11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4" office:value-type="string" calcext:value-type="string">
            <text:p>Package/footpri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100nF (0.1uF)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C3,C2</text:p>
          </table:table-cell>
          <table:table-cell office:value-type="string" calcext:value-type="string">
            <text:p>C_1206_3216Metric_Pad1.42x1.75mm_HandSol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C6,C5,C1</text:p>
          </table:table-cell>
          <table:table-cell office:value-type="string" calcext:value-type="string">
            <text:p>C_1206_3216Metric_Pad1.42x1.75mm_HandSol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ma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_Strip_Arduino_1x15</text:p>
          </table:table-cell>
          <table:table-cell table:style-name="ce3" office:value-type="string" calcext:value-type="string">
            <text:p>0.1”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ocket_Strip_Arduino_1x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ma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_Strip_Arduino_1x15</text:p>
          </table:table-cell>
          <table:table-cell table:style-name="ce3" office:value-type="string" calcext:value-type="string">
            <text:p>0.1”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ocket_Strip_Arduino_1x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06_3216Metric_Pad1.42x1.75mm_HandSol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ear fixed voltage regulator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X27001TFV50ATMA1CT-ND</text:p>
          </table:table-cell>
          <table:table-cell table:style-name="ce3" office:value-type="string" calcext:value-type="string">
            <text:p>TO-252-3_TabPin2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TO-252-3_TabPin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ocoupler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FH6206-3T</text:p>
          </table:table-cell>
          <table:table-cell table:style-name="ce3" office:value-type="string" calcext:value-type="string">
            <text:p>SMDIP-4</text:p>
          </table:table-cell>
          <table:table-cell office:value-type="string" calcext:value-type="string">
            <text:p>U16,U14,U13,U12,U11,U10,U9,U8,U7,U6,U5,U4,U3,U2,U1</text:p>
          </table:table-cell>
          <table:table-cell office:value-type="string" calcext:value-type="string">
            <text:p>SMDIP-4_W9.53mm_Clearance8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ggable connector fema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style-name="ce3" office:value-type="string" calcext:value-type="string">
            <text:p>MCV 1,5 4-G-3.5</text:p>
          </table:table-cell>
          <table:table-cell table:style-name="ce2" office:value-type="string" calcext:value-type="string">
            <text:p>POWER_IN1</text:p>
          </table:table-cell>
          <table:table-cell office:value-type="string" calcext:value-type="string">
            <text:p>PhoenixContact_MCV_1,5_2-G-3.5_1x02_P3.50mm_Verti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ggable connector female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onn_01x08</text:p>
          </table:table-cell>
          <table:table-cell table:style-name="ce3" office:value-type="string" calcext:value-type="string">
            <text:p>MCV 1,5 4-G-3.5</text:p>
          </table:table-cell>
          <table:table-cell table:style-name="ce2" office:value-type="string" calcext:value-type="string">
            <text:p>Z_PLUG_SOCKET1,Y2_PLUG_SOCKET1,Y1_PLUG_SOCKET1,X_PLUG_SOCKET1,SIGNAL_SOCKET1</text:p>
          </table:table-cell>
          <table:table-cell office:value-type="string" calcext:value-type="string">
            <text:p>PhoenixContact_MCV_1,5_8-G-3.5_1x08_P3.50mm_Vertic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ggable connector ma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style-name="ce3"/>
          <table:table-cell table:style-name="ce2" office:value-type="string" calcext:value-type="string">
            <text:p>POWER_IN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uggable connector male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onn_01x08</text:p>
          </table:table-cell>
          <table:table-cell table:style-name="ce3"/>
          <table:table-cell table:style-name="ce2" office:value-type="string" calcext:value-type="string">
            <text:p>Z_PLUG_SOCKET1,Y2_PLUG_SOCKET1,Y1_PLUG_SOCKET1,X_PLUG_SOCKET1,SIGNAL_SOCKE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220 ohm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R21,R12,R15,R14,R13,R11,R10,R9,R8,R7,R6,R5,R4,R3,R2,R1</text:p>
          </table:table-cell>
          <table:table-cell office:value-type="string" calcext:value-type="string">
            <text:p>R_1206_3216Metric_Pad1.42x1.75mm_HandSol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ohm (jumper)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R22,R20,R19,R18,R17,R16</text:p>
          </table:table-cell>
          <table:table-cell office:value-type="string" calcext:value-type="string">
            <text:p>R_1206_3216Metric_Pad1.42x1.75mm_HandSol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000 ohm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R26,R25,R24,R23</text:p>
          </table:table-cell>
          <table:table-cell office:value-type="string" calcext:value-type="string">
            <text:p>R_1206_3216Metric_Pad1.42x1.75mm_HandSol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al di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table:style-name="ce3" office:value-type="string" calcext:value-type="string">
            <text:p>SMA D or 1206</text:p>
          </table:table-cell>
          <table:table-cell office:value-type="string" calcext:value-type="string">
            <text:p>S1JA-13-F3,S1JA-13-F2,S1JA-13-F1</text:p>
          </table:table-cell>
          <table:table-cell office:value-type="string" calcext:value-type="string">
            <text:p>D_SMA_Handsoldering</text:p>
          </table:table-cell>
          <table:table-cell table:number-columns-repeated="1018"/>
        </table:table-row>
        <table:table-row table:style-name="ro1" table:number-rows-repeated="985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2.$A$1" table:cell-range-address="$Sheet2.$A$1:.$F$16"/>
        </table:named-expressions>
      </table:table>
      <table:named-expressions/>
      <table:database-ranges>
        <table:database-range table:name="__Anonymous_Sheet_DB__0" table:target-range-address="Sheet2.A1:Sheet2.F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10.2pt" fo:margin-right="10.2pt" style:print-page-order="ttb" style:first-page-number="continue" loext:scale-to-X="1" style:writing-mode="lr-tb" style:print="charts drawings objects zero-values"/>
      <style:header-style>
        <style:header-footer-properties fo:min-height="56.69pt" fo:margin-left="0pt" fo:margin-right="0pt" fo:margin-bottom="46.69pt"/>
      </style:header-style>
      <style:footer-style>
        <style:header-footer-properties fo:min-height="43.2pt" fo:margin-left="0pt" fo:margin-right="0pt" fo:margin-top="33.1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" meta:object-count="0"/>
    <meta:generator>LibreOfficeDev/6.0.5.2$Linux_X86_64 LibreOffice_project/</meta:generator>
  </office:meta>
</office:document-meta>
</file>